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2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6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title">
      <style:graphic-properties fo:min-height="1.625cm"/>
    </style:style>
    <style:style style:name="pr7" style:family="presentation" style:parent-style-name="alizarin-outline1">
      <style:graphic-properties fo:min-height="9.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Praktyczne podejście do Machine Learning</text:p>
          </draw:text-box>
        </draw:frame>
        <draw:frame draw:style-name="gr1" draw:text-style-name="P2" draw:layer="layout" svg:width="9.652cm" svg:height="0.996cm" svg:x="17.526cm" svg:y="9.906cm">
          <draw:text-box>
            <text:p text:style-name="P1">Mateusz Rogowski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 presentation:user-transformed="true">
          <draw:text-box>
            <text:p>Machine Learning – Uczenie Maszynowe</text:p>
          </draw:text-box>
        </draw:frame>
        <draw:frame presentation:style-name="pr4" draw:layer="layout" svg:width="25.5cm" svg:height="9.75cm" svg:x="1cm" svg:y="4.125cm" presentation:class="outline" presentation:user-transformed="true">
          <draw:text-box>
            <text:list text:style-name="L1">
              <text:list-item>
                <text:p>Wykrywanie anomalii</text:p>
                <text:list>
                  <text:list-item>
                    <text:p>Wykrywanie oszustw</text:p>
                  </text:list-item>
                  <text:list-item>
                    <text:p>Wykrywanie katastrof naturalnych </text:p>
                  </text:list-item>
                </text:list>
              </text:list-item>
              <text:list-item>
                <text:p>Klasyfikowanie – przypisywanie kategorii</text:p>
                <text:list>
                  <text:list-item>
                    <text:p>Automatyczne kategorie postów</text:p>
                  </text:list-item>
                  <text:list-item>
                    <text:p>Wykrywanie typu choroby </text:p>
                  </text:list-item>
                </text:list>
              </text:list-item>
              <text:list-item>
                <text:p>Weryfikwoanie hipotez</text:p>
                <text:list>
                  <text:list-item>
                    <text:p>Stopień rozdzelenie zbiorów na podstawie hipotez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875cm" svg:x="1cm" svg:y="0.75cm" presentation:class="title">
          <draw:text-box>
            <text:p>scikit-learn</text:p>
          </draw:text-box>
        </draw:frame>
        <draw:frame presentation:style-name="pr7" draw:text-style-name="P5" draw:layer="layout" svg:width="25.5cm" svg:height="9.75cm" svg:x="1cm" svg:y="4.125cm" presentation:class="outline">
          <draw:text-box>
            <text:list text:style-name="L1">
              <text:list-item>
                <text:p><text:span text:style-name="T1">Proste i wydajne narzędzia do analizowania danych</text:span></text:p>
              </text:list-item>
              <text:list-item>
                <text:p><text:span text:style-name="T1">Powszechnie dostępne, uniwersalne</text:span></text:p>
              </text:list-item>
              <text:list-item>
                <text:p><text:span text:style-name="T1">Zbudowane na bibliotekach NumPy, SciPy i matplotlib</text:span></text:p>
              </text:list-item>
              <text:list-item>
                <text:p><text:span text:style-name="T1">Open source na licencji BSD – można wykorzystywać komercyjnie</text:span></text:p>
              </text:list-item>
            </text:list>
            <text:list text:style-name="L2"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875cm" svg:x="1cm" svg:y="0.75cm" presentation:class="title">
          <draw:text-box>
            <text:p>scikit-learn</text:p>
          </draw:text-box>
        </draw:frame>
        <draw:frame presentation:style-name="pr7" draw:text-style-name="P7" draw:layer="layout" svg:width="25.5cm" svg:height="9.75cm" svg:x="1cm" svg:y="4.125cm" presentation:class="outline" presentation:user-transformed="true">
          <draw:text-box>
            <text:list text:style-name="L1">
              <text:list-item>
                <text:p text:style-name="P6"><text:span text:style-name="T1">Jednolity interfejs klasyfikatorów</text:span></text:p>
                <text:list>
                  <text:list-item>
                    <text:p text:style-name="P6"><text:span text:style-name="T2">fit(X,y)</text:span></text:p>
                  </text:list-item>
                  <text:list-item>
                    <text:p text:style-name="P6"><text:span text:style-name="T2">predict(X)</text:span></text:p>
                  </text:list-item>
                  <text:list-item>
                    <text:p text:style-name="P6"><text:span text:style-name="T2">predict_proba(X)</text:span></text:p>
                  </text:list-item>
                </text:list>
              </text:list-item>
              <text:list-item>
                <text:p text:style-name="P6"><text:span text:style-name="T1">Optymalna implementacja</text:span></text:p>
                <text:list>
                  <text:list-item>
                    <text:p text:style-name="P6"><text:span text:style-name="T2">coraz szersze wykorzystanie wielowątkowości (niestety nie każdy algorytm na to pozwal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875cm" svg:x="1cm" svg:y="0.75cm" presentation:class="title">
          <draw:text-box>
            <text:p>scikit-learn</text:p>
          </draw:text-box>
        </draw:frame>
        <draw:frame presentation:style-name="pr7" draw:layer="layout" svg:width="25.5cm" svg:height="9.75cm" svg:x="1cm" svg:y="4.125cm" presentation:class="outline">
          <draw:text-box>
            <text:list text:style-name="L3">
              <text:list-item>
                <text:p text:style-name="P6"><text:span text:style-name="T1">Duży zakres dostępnych funcjonalności</text:span></text:p>
                <text:list>
                  <text:list-item>
                    <text:p text:style-name="P6"><text:span text:style-name="T2">gotowe zestawy testowe,</text:span></text:p>
                  </text:list-item>
                  <text:list-item>
                    <text:p text:style-name="P6"><text:span text:style-name="T2">próbkowanie zestawów danych (train_test_split, StratiffiedShuffleSplit)</text:span></text:p>
                  </text:list-item>
                  <text:list-item>
                    <text:p text:style-name="P6"><text:span text:style-name="T2">automatyczne dopasowanie parametrów (grid_search)</text:span></text:p>
                  </text:list-item>
                  <text:list-item>
                    <text:p text:style-name="P6"><text:span text:style-name="T2">różne sposoby oceniania wyników (accuracy, precision, recall, F1)</text:span></text:p>
                  </text:list-item>
                  <text:list-item>
                    <text:p text:style-name="P6"><text:span text:style-name="T2">duża ilość dostępnych algorytmów (klasyfikatory, regresory, grupowani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875cm" svg:x="1cm" svg:y="0.75cm" presentation:class="title">
          <draw:text-box>
            <text:p>scikit-learn</text:p>
          </draw:text-box>
        </draw:frame>
        <draw:frame presentation:style-name="pr7" draw:layer="layout" svg:width="25.5cm" svg:height="9.75cm" svg:x="1cm" svg:y="4.125cm" presentation:class="outline">
          <draw:text-box>
            <text:list text:style-name="L2">
              <text:list-item>
                <text:p>Przykładowy noteboo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text-style-name="MP9" draw:layer="backgroundobjects" svg:width="6.5cm" svg:height="1.125cm" svg:x="21cm" svg:y="14.2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1cm" svg:y="6.937cm" presentation:class="title" presentation:placeholder="true">
        <draw:text-box/>
      </draw:frame>
      <draw:frame presentation:style-name="alizarin1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9" draw:layer="backgroundobjects" svg:width="6.5cm" svg:height="1.125cm" svg:x="21cm" svg:y="14.25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5cm" svg:y="14.25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21:31:16.513232812</meta:creation-date>
    <meta:editing-duration>PT48M59S</meta:editing-duration>
    <meta:editing-cycles>7</meta:editing-cycles>
    <meta:generator>LibreOffice/5.0.5.2$Linux_X86_64 LibreOffice_project/00m0$Build-2</meta:generator>
    <dc:date>2016-04-12T17:15:51.429516970</dc:date>
    <dc:subject>Machine Learning</dc:subject>
    <dc:title>Praktyczne podejście do Machine Learning</dc:title>
    <meta:document-statistic meta:object-count="61"/>
    <meta:template xlink:type="simple" xlink:actuate="onRequest" xlink:title="" xlink:href="../../../../../usr/lib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